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40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5H55M00S">
            <text:p>15.55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2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436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09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5-20T09:57:24</dc:date>
    <dc:creator>Daniele Ferro</dc:creator>
    <meta:editing-duration>PT61H03M12S</meta:editing-duration>
    <meta:editing-cycles>114</meta:editing-cycles>
    <meta:generator>OpenOffice.org/3.1$Linux OpenOffice.org_project/310m19$Build-9420</meta:generator>
    <meta:document-statistic meta:table-count="2" meta:cell-count="412" meta:object-count="0"/>
  </office:meta>
</office:document-meta>
</file>